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22" calcext:value-type="float">
            <text:p>922</text:p>
          </table:table-cell>
          <table:table-cell table:style-name="ce7" table:formula="of:=COUNTIF([.B7:.B999];&quot;X&quot;)" office:value-type="float" office:value="791" calcext:value-type="float">
            <text:p>79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102" calcext:value-type="float">
            <text:p>102</text:p>
          </table:table-cell>
          <table:table-cell table:style-name="ce25" table:formula="of:=SUM([.B2:.F2])" office:value-type="float" office:value="978" calcext:value-type="float">
            <text:p>9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3" table:number-rows-repeated="3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 style:data-style-name="N2" text:time-value="21:10:23.3508278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1T21:11:40.795529120</dc:date>
    <meta:editing-duration>P1DT1H38M21S</meta:editing-duration>
    <meta:editing-cycles>919</meta:editing-cycles>
    <meta:document-statistic meta:table-count="1" meta:cell-count="5551" meta:object-count="0"/>
  </office:meta>
</office:document-meta>
</file>